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5]*[.F5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2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7]*[.F17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Female Headers (8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1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9" calcext:value-type="currency">
            <text:p>$0.89</text:p>
          </table:table-cell>
          <table:table-cell table:style-name="ce8" table:formula="of:=SUM([.E19]*[.F19])" office:value-type="currency" office:currency="USD" office:value="0.89" calcext:value-type="currency">
            <text:p>$0.89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1]*[.F21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3]*[.F23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5]*[.F25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7]*[.F27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29]*[.F29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29])" office:value-type="currency" office:currency="USD" office:value="70.94" calcext:value-type="currency">
            <text:p>$70.94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1]-[.G29])" office:value-type="currency" office:currency="USD" office:value="51.94" calcext:value-type="currency">
            <text:p>$51.94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9:32:53.8981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7T19:48:08.006809000</dc:date>
    <meta:editing-duration>P1DT1H13M55S</meta:editing-duration>
    <meta:editing-cycles>8</meta:editing-cycles>
    <meta:generator>LibreOffice/4.4.3.2$MacOSX_X86_64 LibreOffice_project/88805f81e9fe61362df02b9941de8e38a9b5fd16</meta:generator>
    <meta:document-statistic meta:table-count="1" meta:cell-count="92" meta:object-count="0"/>
    <meta:user-defined meta:name=""/>
  </office:meta>
</office:document-meta>
</file>